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.19mm"/>
    </style:style>
    <style:style style:name="co2" style:family="table-column">
      <style:table-column-properties fo:break-before="auto" style:column-width="131.96mm"/>
    </style:style>
    <style:style style:name="co3" style:family="table-column">
      <style:table-column-properties fo:break-before="auto" style:column-width="36.11mm"/>
    </style:style>
    <style:style style:name="co4" style:family="table-column">
      <style:table-column-properties fo:break-before="auto" style:column-width="33.74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30.37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25.98mm"/>
    </style:style>
    <style:style style:name="co9" style:family="table-column">
      <style:table-column-properties fo:break-before="auto" style:column-width="70.2mm"/>
    </style:style>
    <style:style style:name="co10" style:family="table-column">
      <style:table-column-properties fo:break-before="auto" style:column-width="57.04mm"/>
    </style:style>
    <style:style style:name="co11" style:family="table-column">
      <style:table-column-properties fo:break-before="auto" style:column-width="33.41mm"/>
    </style:style>
    <style:style style:name="co12" style:family="table-column">
      <style:table-column-properties fo:break-before="auto" style:column-width="56.36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30.69mm" fo:break-before="auto" style:use-optimal-row-height="false"/>
    </style:style>
    <style:style style:name="ro3" style:family="table-row">
      <style:table-row-properties style:row-height="19.39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5.56mm" fo:break-before="auto" style:use-optimal-row-height="false"/>
    </style:style>
    <style:style style:name="ta1" style:family="table" style:master-page-name="PageStyle_5f_Gantt_20_Chart_20_-_20_Manual_20_Duration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ackground-color="#99cc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fo:background-color="#cc6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ackground-color="#99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5" style:family="table-cell" style:parent-style-name="Default" style:data-style-name="N10036">
      <style:table-cell-properties style:diagonal-bl-tr="none" style:diagonal-tl-br="none" fo:border="0.74pt solid #000000" style:rotation-align="none"/>
    </style:style>
    <style:style style:name="ce16" style:family="table-cell" style:parent-style-name="Default" style:data-style-name="N10036">
      <style:table-cell-properties fo:background-color="#99cc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0036">
      <style:table-cell-properties fo:background-color="#cc6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0036">
      <style:table-cell-properties fo:background-color="#99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2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2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Excel_20_Built-in_20_Explanatory_20_Text" style:data-style-name="N10036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Excel_20_Built-in_20_Explanatory_20_Text" style:data-style-name="N10036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27" style:family="table-cell" style:parent-style-name="Excel_20_Built-in_20_Explanatory_20_Text" style:data-style-name="N2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Excel_20_Built-in_20_Explanatory_20_Text" style:data-style-name="N2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3" style:family="table-cell" style:parent-style-name="Default" style:data-style-name="N2">
      <style:table-cell-properties style:diagonal-bl-tr="none" style:diagonal-tl-br="none" fo:border="none" style:rotation-align="none"/>
    </style:style>
    <style:style style:name="ce34" style:family="table-cell" style:parent-style-name="Default" style:data-style-name="N2">
      <style:table-cell-properties style:rotation-align="none"/>
    </style:style>
    <style:style style:name="ce35" style:family="table-cell" style:parent-style-name="Excel_20_Built-in_20_Explanatory_20_Text" style:data-style-name="N37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stilo_20_5">
      <style:table-cell-properties fo:border-bottom="0.74pt solid #000000" style:diagonal-bl-tr="none" style:diagonal-tl-br="none" fo:border-left="1.76pt solid #000000" fo:border-right="none" style:rotation-align="none" fo:border-top="1.76pt solid #000000"/>
    </style:style>
    <style:style style:name="ce39" style:family="table-cell" style:parent-style-name="Default">
      <style:table-cell-properties fo:border-bottom="0.74pt solid #000000" fo:background-color="#5b9bd5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>
      <style:table-cell-properties fo:border-bottom="0.74pt solid #000000" fo:background-color="#70ad4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Estilo_20_5">
      <style:table-cell-properties fo:border-bottom="0.74pt solid #000000" style:diagonal-bl-tr="none" style:diagonal-tl-br="none" fo:border-left="1.76pt solid #000000" fo:border-right="none" style:rotation-align="none" fo:border-top="0.74pt solid #000000"/>
    </style:style>
    <style:style style:name="ce43" style:family="table-cell" style:parent-style-name="Estilo_20_5_20_2">
      <style:table-cell-properties fo:border-bottom="0.74pt solid #000000" style:diagonal-bl-tr="none" style:diagonal-tl-br="none" fo:border-left="1.76pt solid #000000" fo:border-right="none" style:rotation-align="none" fo:border-top="0.74pt solid #000000"/>
    </style:style>
    <style:style style:name="ce44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0.74pt solid #000000" fo:background-color="#da19e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1.76pt solid #000000" fo:background-color="#da19e1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ackground-color="#da19e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fo:border-bottom="0.74pt solid #000000" fo:background-color="#ff9bf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fo:border-bottom="0.74pt solid #000000" fo:background-color="#ff9bf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fo:border-bottom="1.76pt solid #000000" fo:background-color="#ff9bfa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ackground-color="#5b9bd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fo:background-color="#ed7d31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order-bottom="0.74pt solid #000000" fo:background-color="#f4b18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>
      <style:table-cell-properties fo:background-color="#70ad4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antt Chart - Manual Dur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table:number-columns-spanned="18" table:number-rows-spanned="1"/>
          <table:covered-table-cell table:number-columns-repeated="17" table:style-name="ce1"/>
          <table:table-cell table:number-columns-repeated="1005"/>
        </table:table-row>
        <table:table-row table:style-name="ro3">
          <table:table-cell/>
          <table:table-cell table:style-name="ce2" table:number-columns-repeated="21"/>
          <table:table-cell table:number-columns-repeated="1002"/>
        </table:table-row>
        <table:table-row table:style-name="ro4">
          <table:table-cell/>
          <table:table-cell table:style-name="ce3" office:value-type="string" calcext:value-type="string">
            <text:p>Task Name</text:p>
          </table:table-cell>
          <table:table-cell table:style-name="ce13" office:value-type="string" calcext:value-type="string">
            <text:p>Start Date</text:p>
          </table:table-cell>
          <table:table-cell table:style-name="ce13" office:value-type="string" calcext:value-type="string">
            <text:p>End Date (expected)</text:p>
          </table:table-cell>
          <table:table-cell table:style-name="ce13" office:value-type="string" calcext:value-type="string">
            <text:p>Duration (Days)</text:p>
          </table:table-cell>
          <table:table-cell table:style-name="ce13" office:value-type="string" calcext:value-type="string">
            <text:p>Days Complete</text:p>
          </table:table-cell>
          <table:table-cell table:style-name="ce13" office:value-type="string" calcext:value-type="string">
            <text:p>Days Remaining</text:p>
          </table:table-cell>
          <table:table-cell table:style-name="ce13" office:value-type="string" calcext:value-type="string">
            <text:p>Percent Complete</text:p>
          </table:table-cell>
          <table:table-cell/>
          <table:table-cell table:style-name="ce32" office:value-type="string" calcext:value-type="string">
            <text:p>Start Date in Number Form</text:p>
          </table:table-cell>
          <table:table-cell table:style-name="ce35" table:formula="of:=[.C5]" office:value-type="date" office:date-value="2018-03-15" calcext:value-type="date">
            <text:p>15/03/18</text:p>
          </table:table-cell>
          <table:table-cell/>
          <table:table-cell table:style-name="ce32" office:value-type="string" calcext:value-type="string">
            <text:p>Reunion Date</text:p>
          </table:table-cell>
          <table:table-cell table:style-name="ce35" office:value-type="date" office:date-value="2018-04-09" calcext:value-type="date">
            <text:p>09/04/18</text:p>
          </table:table-cell>
          <table:table-cell table:style-name="ce36" table:number-columns-repeated="5"/>
          <table:table-cell table:number-columns-repeated="1005"/>
        </table:table-row>
        <table:table-row table:style-name="ro5">
          <table:table-cell/>
          <table:table-cell table:style-name="ce4" office:value-type="string" calcext:value-type="string">
            <text:p>Task One - (privatize game module)</text:p>
          </table:table-cell>
          <table:table-cell table:style-name="ce14" office:value-type="date" office:date-value="2018-03-15" calcext:value-type="date">
            <text:p>15/03/2018</text:p>
          </table:table-cell>
          <table:table-cell table:style-name="ce21" table:formula="of:=IF(ISBLANK([.E5]);&quot;&quot;;[.E5]+[.C5])" office:value-type="date" office:date-value="2018-03-18" calcext:value-type="date">
            <text:p>18/03/2018</text:p>
          </table:table-cell>
          <table:table-cell table:style-name="ce23" office:value-type="float" office:value="3" calcext:value-type="float">
            <text:p>3</text:p>
          </table:table-cell>
          <table:table-cell table:style-name="ce27" table:formula="of:=IF((([.D5])=&quot;&quot;);&quot;&quot;;([.H5])*([.D5]-[.C5]))" office:value-type="float" office:value="3" calcext:value-type="float">
            <text:p>3,00</text:p>
          </table:table-cell>
          <table:table-cell table:style-name="ce27" table:formula="of:=IF([.F5]=&quot;&quot;;&quot;&quot;;([.D5]-[.C5])-[.F5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>
            <draw:frame table:end-cell-address="'Gantt Chart - Manual Duration'.U29" table:end-x="16.4mm" table:end-y="7.25mm" draw:z-index="0" draw:name="Chart 1" draw:style-name="gr1" draw:text-style-name="P1" svg:width="384.67mm" svg:height="215.59mm" svg:x="17.75mm" svg:y="2.9mm">
              <draw:object draw:notify-on-update-of-ranges="'Gantt Chart - Manual Duration'.B5:'Gantt Chart - Manual Duration'.B22 'Gantt Chart - Manual Duration'.C5:'Gantt Chart - Manual Duration'.C22 'Gantt Chart - Manual Duration'.F5:'Gantt Chart - Manual Duration'.F22 'Gantt Chart - Manual Duration'.G5:'Gantt Chart - Manual Duration'.G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5">
          <table:table-cell/>
          <table:table-cell table:style-name="ce4" office:value-type="string" calcext:value-type="string">
            <text:p>Task Two - (create inventory)</text:p>
          </table:table-cell>
          <table:table-cell table:style-name="ce14" office:value-type="date" office:date-value="2018-03-15" calcext:value-type="date">
            <text:p>15/03/2018</text:p>
          </table:table-cell>
          <table:table-cell table:style-name="ce21" table:formula="of:=IF(ISBLANK([.E6]);&quot;&quot;;[.E6]+[.C6])" office:value-type="date" office:date-value="2018-03-20" calcext:value-type="date">
            <text:p>20/03/2018</text:p>
          </table:table-cell>
          <table:table-cell table:style-name="ce24" office:value-type="float" office:value="5" calcext:value-type="float">
            <text:p>5</text:p>
          </table:table-cell>
          <table:table-cell table:style-name="ce27" table:formula="of:=IF((([.D6])=&quot;&quot;);&quot;&quot;;([.H6])*([.D6]-[.C6]))" office:value-type="float" office:value="5" calcext:value-type="float">
            <text:p>5,00</text:p>
          </table:table-cell>
          <table:table-cell table:style-name="ce27" table:formula="of:=IF([.F6]=&quot;&quot;;&quot;&quot;;([.D6]-[.C6])-[.F6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/>
          <table:table-cell table:style-name="ce33"/>
          <table:table-cell table:number-columns-repeated="1014"/>
        </table:table-row>
        <table:table-row table:style-name="ro5">
          <table:table-cell/>
          <table:table-cell table:style-name="ce4" office:value-type="string" calcext:value-type="string">
            <text:p>Task Three - (modify player to use inventory)</text:p>
          </table:table-cell>
          <table:table-cell table:style-name="ce14" table:formula="of:=[.D6]" office:value-type="date" office:date-value="2018-03-20" calcext:value-type="date">
            <text:p>20/03/2018</text:p>
          </table:table-cell>
          <table:table-cell table:style-name="ce21" table:formula="of:=IF(ISBLANK([.E7]);&quot;&quot;;[.E7]+[.C7])" office:value-type="date" office:date-value="2018-03-24" calcext:value-type="date">
            <text:p>24/03/2018</text:p>
          </table:table-cell>
          <table:table-cell table:style-name="ce24" office:value-type="float" office:value="4" calcext:value-type="float">
            <text:p>4</text:p>
          </table:table-cell>
          <table:table-cell table:style-name="ce27" table:formula="of:=IF((([.D7])=&quot;&quot;);&quot;&quot;;([.H7])*([.D7]-[.C7]))" office:value-type="float" office:value="4" calcext:value-type="float">
            <text:p>4,00</text:p>
          </table:table-cell>
          <table:table-cell table:style-name="ce27" table:formula="of:=IF([.F7]=&quot;&quot;;&quot;&quot;;([.D7]-[.C7])-[.F7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Four - (create link module)</text:p>
          </table:table-cell>
          <table:table-cell table:style-name="ce14" office:value-type="date" office:date-value="2018-03-15" calcext:value-type="date">
            <text:p>15/03/2018</text:p>
          </table:table-cell>
          <table:table-cell table:style-name="ce21" table:formula="of:=IF(ISBLANK([.E8]);&quot;&quot;;[.E8]+[.C8])" office:value-type="date" office:date-value="2018-03-19" calcext:value-type="date">
            <text:p>19/03/2018</text:p>
          </table:table-cell>
          <table:table-cell table:style-name="ce24" office:value-type="float" office:value="4" calcext:value-type="float">
            <text:p>4</text:p>
          </table:table-cell>
          <table:table-cell table:style-name="ce27" table:formula="of:=IF((([.D8])=&quot;&quot;);&quot;&quot;;([.H8])*([.D8]-[.C8]))" office:value-type="float" office:value="4" calcext:value-type="float">
            <text:p>4,00</text:p>
          </table:table-cell>
          <table:table-cell table:style-name="ce27" table:formula="of:=IF([.F8]=&quot;&quot;;&quot;&quot;;([.D8]-[.C8])-[.F8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Five - (modify space to use links)</text:p>
          </table:table-cell>
          <table:table-cell table:style-name="ce14" table:formula="of:=[.D8]" office:value-type="date" office:date-value="2018-03-19" calcext:value-type="date">
            <text:p>19/03/2018</text:p>
          </table:table-cell>
          <table:table-cell table:style-name="ce21" table:formula="of:=IF(ISBLANK([.E9]);&quot;&quot;;[.E9]+[.C9])" office:value-type="date" office:date-value="2018-03-24" calcext:value-type="date">
            <text:p>24/03/2018</text:p>
          </table:table-cell>
          <table:table-cell table:style-name="ce24" office:value-type="float" office:value="5" calcext:value-type="float">
            <text:p>5</text:p>
          </table:table-cell>
          <table:table-cell table:style-name="ce27" table:formula="of:=IF((([.D9])=&quot;&quot;);&quot;&quot;;([.H9])*([.D9]-[.C9]))" office:value-type="float" office:value="5" calcext:value-type="float">
            <text:p>5,00</text:p>
          </table:table-cell>
          <table:table-cell table:style-name="ce27" table:formula="of:=IF([.F9]=&quot;&quot;;&quot;&quot;;([.D9]-[.C9])-[.F9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Six - (game_reader loads links)</text:p>
          </table:table-cell>
          <table:table-cell table:style-name="ce14" table:formula="of:=[.D9]" office:value-type="date" office:date-value="2018-03-24" calcext:value-type="date">
            <text:p>24/03/2018</text:p>
          </table:table-cell>
          <table:table-cell table:style-name="ce21" table:formula="of:=IF(ISBLANK([.E10]);&quot;&quot;;[.E10]+[.C10])" office:value-type="date" office:date-value="2018-03-28" calcext:value-type="date">
            <text:p>28/03/2018</text:p>
          </table:table-cell>
          <table:table-cell table:style-name="ce24" office:value-type="float" office:value="4" calcext:value-type="float">
            <text:p>4</text:p>
          </table:table-cell>
          <table:table-cell table:style-name="ce27" table:formula="of:=IF((([.D10])=&quot;&quot;);&quot;&quot;;([.H10])*([.D10]-[.C10]))" office:value-type="float" office:value="4" calcext:value-type="float">
            <text:p>4,00</text:p>
          </table:table-cell>
          <table:table-cell table:style-name="ce27" table:formula="of:=IF([.F10]=&quot;&quot;;&quot;&quot;;([.D10]-[.C10])-[.F10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Seven - (new game visualization to see links)</text:p>
          </table:table-cell>
          <table:table-cell table:style-name="ce14" table:formula="of:=[.D10]" office:value-type="date" office:date-value="2018-03-28" calcext:value-type="date">
            <text:p>28/03/2018</text:p>
          </table:table-cell>
          <table:table-cell table:style-name="ce21" table:formula="of:=IF(ISBLANK([.E11]);&quot;&quot;;[.E11]+[.C11])" office:value-type="date" office:date-value="2018-04-01" calcext:value-type="date">
            <text:p>01/04/2018</text:p>
          </table:table-cell>
          <table:table-cell table:style-name="ce24" office:value-type="float" office:value="4" calcext:value-type="float">
            <text:p>4</text:p>
          </table:table-cell>
          <table:table-cell table:style-name="ce27" table:formula="of:=IF((([.D11])=&quot;&quot;);&quot;&quot;;([.H11])*([.D11]-[.C11]))" office:value-type="float" office:value="4" calcext:value-type="float">
            <text:p>4,00</text:p>
          </table:table-cell>
          <table:table-cell table:style-name="ce27" table:formula="of:=IF([.F11]=&quot;&quot;;&quot;&quot;;([.D11]-[.C11])-[.F11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Eight - (modify data files to have links too)</text:p>
          </table:table-cell>
          <table:table-cell table:style-name="ce14" table:formula="of:=[.D10]" office:value-type="date" office:date-value="2018-03-28" calcext:value-type="date">
            <text:p>28/03/2018</text:p>
          </table:table-cell>
          <table:table-cell table:style-name="ce21" table:formula="of:=IF(ISBLANK([.E12]);&quot;&quot;;[.E12]+[.C12])" office:value-type="date" office:date-value="2018-04-02" calcext:value-type="date">
            <text:p>02/04/2018</text:p>
          </table:table-cell>
          <table:table-cell table:style-name="ce24" office:value-type="float" office:value="5" calcext:value-type="float">
            <text:p>5</text:p>
          </table:table-cell>
          <table:table-cell table:style-name="ce27" table:formula="of:=IF((([.D12])=&quot;&quot;);&quot;&quot;;([.H12])*([.D12]-[.C12]))" office:value-type="float" office:value="5" calcext:value-type="float">
            <text:p>5,00</text:p>
          </table:table-cell>
          <table:table-cell table:style-name="ce27" table:formula="of:=IF([.F12]=&quot;&quot;;&quot;&quot;;([.D12]-[.C12])-[.F12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Nine - (change displacement to “move north”)</text:p>
          </table:table-cell>
          <table:table-cell table:style-name="ce14" office:value-type="date" office:date-value="2018-03-15" calcext:value-type="date">
            <text:p>15/03/2018</text:p>
          </table:table-cell>
          <table:table-cell table:style-name="ce21" table:formula="of:=IF(ISBLANK([.E13]);&quot;&quot;;[.E13]+[.C13])" office:value-type="date" office:date-value="2018-03-18" calcext:value-type="date">
            <text:p>18/03/2018</text:p>
          </table:table-cell>
          <table:table-cell table:style-name="ce24" office:value-type="float" office:value="3" calcext:value-type="float">
            <text:p>3</text:p>
          </table:table-cell>
          <table:table-cell table:style-name="ce27" table:formula="of:=IF((([.D13])=&quot;&quot;);&quot;&quot;;([.H13])*([.D13]-[.C13]))" office:value-type="float" office:value="3" calcext:value-type="float">
            <text:p>3,00</text:p>
          </table:table-cell>
          <table:table-cell table:style-name="ce27" table:formula="of:=IF([.F13]=&quot;&quot;;&quot;&quot;;([.D13]-[.C13])-[.F13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Ten - (check command objects)</text:p>
          </table:table-cell>
          <table:table-cell table:style-name="ce14" office:value-type="date" office:date-value="2018-03-15" calcext:value-type="date">
            <text:p>15/03/2018</text:p>
          </table:table-cell>
          <table:table-cell table:style-name="ce21" table:formula="of:=IF(ISBLANK([.E14]);&quot;&quot;;[.E14]+[.C14])" office:value-type="date" office:date-value="2018-03-20" calcext:value-type="date">
            <text:p>20/03/2018</text:p>
          </table:table-cell>
          <table:table-cell table:style-name="ce24" office:value-type="float" office:value="5" calcext:value-type="float">
            <text:p>5</text:p>
          </table:table-cell>
          <table:table-cell table:style-name="ce27" table:formula="of:=IF((([.D14])=&quot;&quot;);&quot;&quot;;([.H14])*([.D14]-[.C14]))" office:value-type="float" office:value="5" calcext:value-type="float">
            <text:p>5,00</text:p>
          </table:table-cell>
          <table:table-cell table:style-name="ce27" table:formula="of:=IF([.F14]=&quot;&quot;;&quot;&quot;;([.D14]-[.C14])-[.F14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Eleven - (check space command)</text:p>
          </table:table-cell>
          <table:table-cell table:style-name="ce14" table:formula="of:=[.D14]" office:value-type="date" office:date-value="2018-03-20" calcext:value-type="date">
            <text:p>20/03/2018</text:p>
          </table:table-cell>
          <table:table-cell table:style-name="ce21" table:formula="of:=IF(ISBLANK([.E15]);&quot;&quot;;[.E15]+[.C15])" office:value-type="date" office:date-value="2018-03-24" calcext:value-type="date">
            <text:p>24/03/2018</text:p>
          </table:table-cell>
          <table:table-cell table:style-name="ce24" office:value-type="float" office:value="4" calcext:value-type="float">
            <text:p>4</text:p>
          </table:table-cell>
          <table:table-cell table:style-name="ce27" table:formula="of:=IF((([.D15])=&quot;&quot;);&quot;&quot;;([.H15])*([.D15]-[.C15]))" office:value-type="float" office:value="4" calcext:value-type="float">
            <text:p>4,00</text:p>
          </table:table-cell>
          <table:table-cell table:style-name="ce27" table:formula="of:=IF([.F15]=&quot;&quot;;&quot;&quot;;([.D15]-[.C15])-[.F15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Twelve - (modify to use the new modules)</text:p>
          </table:table-cell>
          <table:table-cell table:style-name="ce14" table:formula="of:=[.D9]" office:value-type="date" office:date-value="2018-03-24" calcext:value-type="date">
            <text:p>24/03/2018</text:p>
          </table:table-cell>
          <table:table-cell table:style-name="ce21" table:formula="of:=IF(ISBLANK([.E16]);&quot;&quot;;[.E16]+[.C16])" office:value-type="date" office:date-value="2018-04-01" calcext:value-type="date">
            <text:p>01/04/2018</text:p>
          </table:table-cell>
          <table:table-cell table:style-name="ce24" office:value-type="float" office:value="8" calcext:value-type="float">
            <text:p>8</text:p>
          </table:table-cell>
          <table:table-cell table:style-name="ce27" table:formula="of:=IF((([.D16])=&quot;&quot;);&quot;&quot;;([.H16])*([.D16]-[.C16]))" office:value-type="float" office:value="8" calcext:value-type="float">
            <text:p>8,00</text:p>
          </table:table-cell>
          <table:table-cell table:style-name="ce27" table:formula="of:=IF([.F16]=&quot;&quot;;&quot;&quot;;([.D16]-[.C16])-[.F16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/>
          <table:table-cell table:style-name="ce34"/>
          <table:table-cell table:number-columns-repeated="1014"/>
        </table:table-row>
        <table:table-row table:style-name="ro5">
          <table:table-cell/>
          <table:table-cell table:style-name="ce4" office:value-type="string" calcext:value-type="string">
            <text:p>Task Thirteen - (modify grasp and drops to use names)</text:p>
          </table:table-cell>
          <table:table-cell table:style-name="ce14" table:formula="of:=[.D7]" office:value-type="date" office:date-value="2018-03-24" calcext:value-type="date">
            <text:p>24/03/2018</text:p>
          </table:table-cell>
          <table:table-cell table:style-name="ce21" table:formula="of:=IF(ISBLANK([.E17]);&quot;&quot;;[.E17]+[.C17])" office:value-type="date" office:date-value="2018-03-29" calcext:value-type="date">
            <text:p>29/03/2018</text:p>
          </table:table-cell>
          <table:table-cell table:style-name="ce24" office:value-type="float" office:value="5" calcext:value-type="float">
            <text:p>5</text:p>
          </table:table-cell>
          <table:table-cell table:style-name="ce27" table:formula="of:=IF((([.D17])=&quot;&quot;);&quot;&quot;;([.H17])*([.D17]-[.C17]))" office:value-type="float" office:value="5" calcext:value-type="float">
            <text:p>5,00</text:p>
          </table:table-cell>
          <table:table-cell table:style-name="ce27" table:formula="of:=IF([.F17]=&quot;&quot;;&quot;&quot;;([.D17]-[.C17])-[.F17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Fourteen - (files with commands)</text:p>
          </table:table-cell>
          <table:table-cell table:style-name="ce14" office:value-type="date" office:date-value="2018-03-15" calcext:value-type="date">
            <text:p>15/03/2018</text:p>
          </table:table-cell>
          <table:table-cell table:style-name="ce21" table:formula="of:=IF(ISBLANK([.E18]);&quot;&quot;;[.E18]+[.C18])" office:value-type="date" office:date-value="2018-03-20" calcext:value-type="date">
            <text:p>20/03/2018</text:p>
          </table:table-cell>
          <table:table-cell table:style-name="ce24" office:value-type="float" office:value="5" calcext:value-type="float">
            <text:p>5</text:p>
          </table:table-cell>
          <table:table-cell table:style-name="ce27" table:formula="of:=IF((([.D18])=&quot;&quot;);&quot;&quot;;([.H18])*([.D18]-[.C18]))" office:value-type="float" office:value="5" calcext:value-type="float">
            <text:p>5,00</text:p>
          </table:table-cell>
          <table:table-cell table:style-name="ce27" table:formula="of:=IF([.F18]=&quot;&quot;;&quot;&quot;;([.D18]-[.C18])-[.F18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Fifteen - (management, meetings and gants)</text:p>
          </table:table-cell>
          <table:table-cell table:style-name="ce14" office:value-type="date" office:date-value="2018-03-15" calcext:value-type="date">
            <text:p>15/03/2018</text:p>
          </table:table-cell>
          <table:table-cell table:style-name="ce21" table:formula="of:=IF(ISBLANK([.E19]);&quot;&quot;;[.E19]+[.C19])" office:value-type="date" office:date-value="2018-04-09" calcext:value-type="date">
            <text:p>09/04/20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table:formula="of:=IF((([.D19])=&quot;&quot;);&quot;&quot;;([.H19])*([.D19]-[.C19]))" office:value-type="float" office:value="25" calcext:value-type="float">
            <text:p>25,00</text:p>
          </table:table-cell>
          <table:table-cell table:style-name="ce27" table:formula="of:=IF([.F19]=&quot;&quot;;&quot;&quot;;([.D19]-[.C19])-[.F19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Task Sixteen - (document using doxygen)</text:p>
          </table:table-cell>
          <table:table-cell table:style-name="ce14" table:formula="of:=[.C19]" office:value-type="date" office:date-value="2018-03-15" calcext:value-type="date">
            <text:p>15/03/2018</text:p>
          </table:table-cell>
          <table:table-cell table:style-name="ce21" table:formula="of:=IF(ISBLANK([.E20]);&quot;&quot;;[.E20]+[.C20])" office:value-type="date" office:date-value="2018-04-09" calcext:value-type="date">
            <text:p>09/04/20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table:formula="of:=IF((([.D20])=&quot;&quot;);&quot;&quot;;([.H20])*([.D20]-[.C20]))" office:value-type="float" office:value="25" calcext:value-type="float">
            <text:p>25,00</text:p>
          </table:table-cell>
          <table:table-cell table:style-name="ce27" table:formula="of:=IF([.F20]=&quot;&quot;;&quot;&quot;;([.D20]-[.C20])-[.F20])" office:value-type="float" office:value="0" calcext:value-type="float">
            <text:p>0,00</text:p>
          </table:table-cell>
          <table:table-cell table:style-name="ce29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5" office:value-type="string" calcext:value-type="string">
            <text:p>Task Seventeen - (modify Makefile)</text:p>
          </table:table-cell>
          <table:table-cell table:style-name="ce14" table:formula="of:=[.D12]" office:value-type="date" office:date-value="2018-04-02" calcext:value-type="date">
            <text:p>02/04/2018</text:p>
          </table:table-cell>
          <table:table-cell table:style-name="ce21" table:formula="of:=IF(ISBLANK([.E21]);&quot;&quot;;[.E21]+[.C21])" office:value-type="date" office:date-value="2018-04-05" calcext:value-type="date">
            <text:p>05/04/2018</text:p>
          </table:table-cell>
          <table:table-cell table:style-name="ce25" office:value-type="float" office:value="3" calcext:value-type="float">
            <text:p>3</text:p>
          </table:table-cell>
          <table:table-cell table:style-name="ce27" table:formula="of:=IF((([.D21])=&quot;&quot;);&quot;&quot;;([.H21])*([.D21]-[.C21]))" office:value-type="float" office:value="3" calcext:value-type="float">
            <text:p>3,00</text:p>
          </table:table-cell>
          <table:table-cell table:style-name="ce27" table:formula="of:=IF([.F21]=&quot;&quot;;&quot;&quot;;([.D21]-[.C21])-[.F21])" office:value-type="float" office:value="0" calcext:value-type="float">
            <text:p>0,00</text:p>
          </table:table-cell>
          <table:table-cell table:style-name="ce30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6" office:value-type="string" calcext:value-type="string">
            <text:p>Project total (&amp; Debug)</text:p>
          </table:table-cell>
          <table:table-cell table:style-name="ce14" office:value-type="date" office:date-value="2018-03-15" calcext:value-type="date">
            <text:p>15/03/2018</text:p>
          </table:table-cell>
          <table:table-cell table:style-name="ce21" table:formula="of:=IF(ISBLANK([.E22]);&quot;&quot;;[.E22]+[.C22])" office:value-type="date" office:date-value="2018-04-09" calcext:value-type="date">
            <text:p>09/04/2018</text:p>
          </table:table-cell>
          <table:table-cell table:style-name="ce24" office:value-type="float" office:value="25" calcext:value-type="float">
            <text:p>25</text:p>
          </table:table-cell>
          <table:table-cell table:style-name="ce27" table:formula="of:=IF((([.D22])=&quot;&quot;);&quot;&quot;;([.H22])*([.D22]-[.C22]))" office:value-type="float" office:value="25" calcext:value-type="float">
            <text:p>25,00</text:p>
          </table:table-cell>
          <table:table-cell table:style-name="ce27" table:formula="of:=IF([.F22]=&quot;&quot;;&quot;&quot;;([.D22]-[.C22])-[.F22])" office:value-type="float" office:value="0" calcext:value-type="float">
            <text:p>0,00</text:p>
          </table:table-cell>
          <table:table-cell table:style-name="ce30" office:value-type="percentage" office:value="1" calcext:value-type="percentage">
            <text:p>100%</text:p>
          </table:table-cell>
          <table:table-cell table:number-columns-repeated="1016"/>
        </table:table-row>
        <table:table-row table:style-name="ro5">
          <table:table-cell/>
          <table:table-cell table:style-name="ce4"/>
          <table:table-cell table:style-name="ce15"/>
          <table:table-cell table:style-name="ce22" table:formula="of:=IF(ISBLANK([.E23]);&quot;&quot;;[.E23]+[.C23])">
            <text:p/>
          </table:table-cell>
          <table:table-cell table:style-name="ce26"/>
          <table:table-cell table:style-name="ce28" table:formula="of:=IF((([.D23])=&quot;&quot;);&quot;&quot;;([.H23])*([.D23]-[.C23]))">
            <text:p/>
          </table:table-cell>
          <table:table-cell table:style-name="ce28" table:formula="of:=IF([.F23]=&quot;&quot;;&quot;&quot;;([.D23]-[.C23])-[.F23])">
            <text:p/>
          </table:table-cell>
          <table:table-cell table:style-name="ce31"/>
          <table:table-cell table:number-columns-repeated="1016"/>
        </table:table-row>
        <table:table-row table:style-name="ro5">
          <table:table-cell/>
          <table:table-cell table:style-name="ce7" office:value-type="string" calcext:value-type="string">
            <text:p>Members</text:p>
          </table:table-cell>
          <table:table-cell table:style-name="ce7" office:value-type="string" calcext:value-type="string" table:number-columns-spanned="3" table:number-rows-spanned="1">
            <text:p>Tasks to be done</text:p>
          </table:table-cell>
          <table:covered-table-cell table:number-columns-repeated="2" table:style-name="ce7"/>
          <table:table-cell table:style-name="ce7" office:value-type="string" calcext:value-type="string" table:number-columns-spanned="3" table:number-rows-spanned="1">
            <text:p>TEST FILES</text:p>
          </table:table-cell>
          <table:covered-table-cell table:number-columns-repeated="2" table:style-name="ce7"/>
          <table:table-cell table:number-columns-repeated="1016"/>
        </table:table-row>
        <table:table-row table:style-name="ro5">
          <table:table-cell/>
          <table:table-cell table:style-name="ce8" office:value-type="string" calcext:value-type="string">
            <text:p>Eric Morales</text:p>
          </table:table-cell>
          <table:table-cell table:style-name="ce16" office:value-type="string" calcext:value-type="string" table:number-columns-spanned="3" table:number-rows-spanned="1">
            <text:p>10, 11, 13, 14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space_test, object_test, player_test</text:p>
          </table:table-cell>
          <table:covered-table-cell table:number-columns-repeated="2" table:style-name="ce16"/>
          <table:table-cell table:number-columns-repeated="1016"/>
        </table:table-row>
        <table:table-row table:style-name="ro5">
          <table:table-cell/>
          <table:table-cell table:style-name="ce9" office:value-type="string" calcext:value-type="string">
            <text:p>Javier Lougedo</text:p>
          </table:table-cell>
          <table:table-cell table:style-name="ce17" office:value-type="string" calcext:value-type="string" table:number-columns-spanned="3" table:number-rows-spanned="1">
            <text:p>9, 15, 16 (revision), 17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game_test</text:p>
          </table:table-cell>
          <table:covered-table-cell table:number-columns-repeated="2" table:style-name="ce17"/>
          <table:table-cell table:number-columns-repeated="1016"/>
        </table:table-row>
        <table:table-row table:style-name="ro5">
          <table:table-cell/>
          <table:table-cell table:style-name="ce10" office:value-type="string" calcext:value-type="string">
            <text:p>Victor Yrazustra</text:p>
          </table:table-cell>
          <table:table-cell table:style-name="ce18" office:value-type="string" calcext:value-type="string" table:number-columns-spanned="3" table:number-rows-spanned="1">
            <text:p>4, 5, 6, 8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command_test, link_test</text:p>
          </table:table-cell>
          <table:covered-table-cell table:number-columns-repeated="2" table:style-name="ce18"/>
          <table:table-cell table:number-columns-repeated="1016"/>
        </table:table-row>
        <table:table-row table:style-name="ro5">
          <table:table-cell/>
          <table:table-cell table:style-name="ce11" office:value-type="string" calcext:value-type="string">
            <text:p>Alejandro Pascual</text:p>
          </table:table-cell>
          <table:table-cell table:style-name="ce19" office:value-type="string" calcext:value-type="string" table:number-columns-spanned="3" table:number-rows-spanned="1">
            <text:p>2, 3, 7</text:p>
          </table:table-cell>
          <table:covered-table-cell table:number-columns-repeated="2" table:style-name="ce19"/>
          <table:table-cell table:style-name="ce19" office:value-type="string" calcext:value-type="string" table:number-columns-spanned="3" table:number-rows-spanned="1">
            <text:p>inventory_test, game_reader_test</text:p>
          </table:table-cell>
          <table:covered-table-cell table:number-columns-repeated="2" table:style-name="ce19"/>
          <table:table-cell table:number-columns-repeated="1016"/>
        </table:table-row>
        <table:table-row table:style-name="ro5">
          <table:table-cell/>
          <table:table-cell table:style-name="ce12" office:value-type="string" calcext:value-type="string">
            <text:p>All</text:p>
          </table:table-cell>
          <table:table-cell table:style-name="ce20" office:value-type="string" calcext:value-type="string" table:number-columns-spanned="3" table:number-rows-spanned="1">
            <text:p>1 (done), 12 </text:p>
          </table:table-cell>
          <table:covered-table-cell table:number-columns-repeated="2" table:style-name="ce20"/>
          <table:table-cell table:style-name="ce20" table:number-columns-spanned="3" table:number-rows-spanned="1"/>
          <table:covered-table-cell table:number-columns-repeated="2" table:style-name="ce20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5" table:number-rows-repeated="21">
          <table:table-cell table:number-columns-repeated="102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ja1" table:style-name="ta2">
        <table:table-column table:style-name="co12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7"/>
          <table:table-cell table:style-name="ce47" office:value-type="string" calcext:value-type="string">
            <text:p>Javier</text:p>
          </table:table-cell>
          <table:table-cell table:style-name="ce52" office:value-type="string" calcext:value-type="string">
            <text:p>Victor</text:p>
          </table:table-cell>
          <table:table-cell table:style-name="ce56" office:value-type="string" calcext:value-type="string">
            <text:p>Alejandro</text:p>
          </table:table-cell>
          <table:table-cell table:style-name="ce58" office:value-type="string" calcext:value-type="string">
            <text:p>Eric</text:p>
          </table:table-cell>
          <table:table-cell table:number-columns-repeated="1018"/>
        </table:table-row>
        <table:table-row table:style-name="ro1">
          <table:table-cell/>
          <table:table-cell table:style-name="ce38" office:value-type="string" calcext:value-type="string">
            <text:p>command</text:p>
          </table:table-cell>
          <table:table-cell table:style-name="ce48"/>
          <table:table-cell table:style-name="ce53" table:number-columns-repeated="2"/>
          <table:table-cell table:style-name="ce59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data</text:p>
          </table:table-cell>
          <table:table-cell table:style-name="ce49"/>
          <table:table-cell table:style-name="ce54"/>
          <table:table-cell table:style-name="ce49" table:number-columns-repeated="2"/>
          <table:table-cell table:number-columns-repeated="1018"/>
        </table:table-row>
        <table:table-row table:style-name="ro1">
          <table:table-cell/>
          <table:table-cell table:style-name="ce40" office:value-type="string" calcext:value-type="string">
            <text:p>die</text:p>
          </table:table-cell>
          <table:table-cell table:style-name="ce49" table:number-columns-repeated="4"/>
          <table:table-cell table:number-columns-repeated="1018"/>
        </table:table-row>
        <table:table-row table:style-name="ro1">
          <table:table-cell/>
          <table:table-cell table:style-name="ce41" office:value-type="string" calcext:value-type="string">
            <text:p>game_loop</text:p>
          </table:table-cell>
          <table:table-cell table:style-name="ce49" table:number-columns-repeated="3"/>
          <table:table-cell table:style-name="ce60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game_reader</text:p>
          </table:table-cell>
          <table:table-cell table:style-name="ce49"/>
          <table:table-cell table:style-name="ce54"/>
          <table:table-cell table:style-name="ce49" table:number-columns-repeated="2"/>
          <table:table-cell table:number-columns-repeated="1018"/>
        </table:table-row>
        <table:table-row table:style-name="ro1">
          <table:table-cell/>
          <table:table-cell table:style-name="ce42" office:value-type="string" calcext:value-type="string">
            <text:p>game</text:p>
          </table:table-cell>
          <table:table-cell table:style-name="ce50"/>
          <table:table-cell table:style-name="ce49" table:number-columns-repeated="2"/>
          <table:table-cell table:style-name="ce60"/>
          <table:table-cell table:number-columns-repeated="1018"/>
        </table:table-row>
        <table:table-row table:style-name="ro1">
          <table:table-cell/>
          <table:table-cell table:style-name="ce43" office:value-type="string" calcext:value-type="string">
            <text:p>graphic_engine</text:p>
          </table:table-cell>
          <table:table-cell table:style-name="ce49" table:number-columns-repeated="2"/>
          <table:table-cell table:style-name="ce57"/>
          <table:table-cell table:style-name="ce60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object</text:p>
          </table:table-cell>
          <table:table-cell table:style-name="ce49"/>
          <table:table-cell table:style-name="ce54"/>
          <table:table-cell table:style-name="ce49" table:number-columns-repeated="2"/>
          <table:table-cell table:number-columns-repeated="1018"/>
        </table:table-row>
        <table:table-row table:style-name="ro1">
          <table:table-cell/>
          <table:table-cell table:style-name="ce44" office:value-type="string" calcext:value-type="string">
            <text:p>player</text:p>
          </table:table-cell>
          <table:table-cell table:style-name="ce49" table:number-columns-repeated="2"/>
          <table:table-cell table:style-name="ce57"/>
          <table:table-cell table:style-name="ce49"/>
          <table:table-cell table:number-columns-repeated="1018"/>
        </table:table-row>
        <table:table-row table:style-name="ro1">
          <table:table-cell/>
          <table:table-cell table:style-name="ce41" office:value-type="string" calcext:value-type="string">
            <text:p>screen</text:p>
          </table:table-cell>
          <table:table-cell table:style-name="ce49" table:number-columns-repeated="3"/>
          <table:table-cell table:style-name="ce60"/>
          <table:table-cell table:number-columns-repeated="1018"/>
        </table:table-row>
        <table:table-row table:style-name="ro1">
          <table:table-cell/>
          <table:table-cell table:style-name="ce44" office:value-type="string" calcext:value-type="string">
            <text:p>set</text:p>
          </table:table-cell>
          <table:table-cell table:style-name="ce49" table:number-columns-repeated="2"/>
          <table:table-cell table:style-name="ce57"/>
          <table:table-cell table:style-name="ce49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space</text:p>
          </table:table-cell>
          <table:table-cell table:style-name="ce49"/>
          <table:table-cell table:style-name="ce54"/>
          <table:table-cell table:style-name="ce49" table:number-columns-repeated="2"/>
          <table:table-cell table:number-columns-repeated="1018"/>
        </table:table-row>
        <table:table-row table:style-name="ro1">
          <table:table-cell/>
          <table:table-cell table:style-name="ce40" office:value-type="string" calcext:value-type="string">
            <text:p>types</text:p>
          </table:table-cell>
          <table:table-cell table:style-name="ce49" table:number-columns-repeated="4"/>
          <table:table-cell table:number-columns-repeated="1018"/>
        </table:table-row>
        <table:table-row table:style-name="ro1">
          <table:table-cell/>
          <table:table-cell table:style-name="ce39" office:value-type="string" calcext:value-type="string">
            <text:p>links</text:p>
          </table:table-cell>
          <table:table-cell table:style-name="ce49"/>
          <table:table-cell table:style-name="ce54"/>
          <table:table-cell table:style-name="ce49" table:number-columns-repeated="2"/>
          <table:table-cell table:number-columns-repeated="1018"/>
        </table:table-row>
        <table:table-row table:style-name="ro1">
          <table:table-cell/>
          <table:table-cell table:style-name="ce44" office:value-type="string" calcext:value-type="string">
            <text:p>inventory</text:p>
          </table:table-cell>
          <table:table-cell table:style-name="ce49" table:number-columns-repeated="2"/>
          <table:table-cell table:style-name="ce57"/>
          <table:table-cell table:style-name="ce49"/>
          <table:table-cell table:number-columns-repeated="1018"/>
        </table:table-row>
        <table:table-row table:style-name="ro1">
          <table:table-cell/>
          <table:table-cell table:style-name="ce45" office:value-type="string" calcext:value-type="string">
            <text:p>Makefile</text:p>
          </table:table-cell>
          <table:table-cell table:style-name="ce50"/>
          <table:table-cell table:style-name="ce49" table:number-columns-repeated="3"/>
          <table:table-cell table:number-columns-repeated="1018"/>
        </table:table-row>
        <table:table-row table:style-name="ro1">
          <table:table-cell/>
          <table:table-cell table:style-name="ce46" office:value-type="string" calcext:value-type="string">
            <text:p>Documentation &amp; excel</text:p>
          </table:table-cell>
          <table:table-cell table:style-name="ce51"/>
          <table:table-cell table:style-name="ce55" table:number-columns-repeated="3"/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ja1.B3:Hoja1.B3">
            <calcext:color-scale>
              <calcext:color-scale-entry calcext:value="0" calcext:type="minimum" calcext:color="#fcfcff"/>
              <calcext:color-scale-entry calcext:value="0" calcext:type="maximum" calcext:color="#63be7b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date-style style:name="N109">
      <number:month/>
      <number:text>/</number:text>
      <number:day/>
      <number:text>/</number:text>
      <number:year/>
    </number:date-style>
    <number:date-style style:name="N110">
      <number:month/>
      <number:text>/</number:text>
      <number:day/>
      <number:text>/</number:text>
      <number:year number:style="long"/>
    </number:date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tilo_20_1" style:display-name="Estilo 1" style:family="table-cell" style:parent-style-name="Default" style:data-style-name="N0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stilo_20_2" style:display-name="Estilo 2" style:family="table-cell" style:parent-style-name="Default" style:data-style-name="N0">
      <style:table-cell-properties fo:background-color="#ae953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stilo_20_3" style:display-name="Estilo 3" style:family="table-cell" style:parent-style-name="Default" style:data-style-name="N0">
      <style:table-cell-properties fo:background-color="#8a88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stilo_20_4" style:display-name="Estilo 4" style:family="table-cell" style:parent-style-name="Default" style:data-style-name="N0">
      <style:table-cell-properties fo:background-color="#a563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stilo_20_5" style:display-name="Estilo 5" style:family="table-cell" style:parent-style-name="Default" style:data-style-name="N0">
      <style:table-cell-properties fo:background-color="#b7a4a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stilo_20_5_20_2" style:display-name="Estilo 5 2" style:family="table-cell" style:parent-style-name="Default" style:data-style-name="N0">
      <style:table-cell-properties fo:background-color="#ae953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a7d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8:51:53.275253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-_20_Manual_20_Duration" style:display-name="PageStyle_Gantt Chart - Manual Du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dc:creator>Javier Lorente</dc:creator>
    <meta:editing-cycles>5</meta:editing-cycles>
    <meta:print-date>2018-03-19T20:53:17</meta:print-date>
    <meta:creation-date>2016-07-21T15:14:49</meta:creation-date>
    <dc:date>2018-04-09T19:09:33.947753389</dc:date>
    <dc:language>es-ES</dc:language>
    <meta:editing-duration>PT13M53S</meta:editing-duration>
    <meta:generator>LibreOffice/4.4.4.3$Linux_X86_64 LibreOffice_project/40m0$Build-3</meta:generator>
    <meta:document-statistic meta:table-count="2" meta:cell-count="17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text-style style:name="N100">
      <number:text-content/>
    </number:text-style>
    <number:date-style style:name="N109">
      <number:month/>
      <number:text>/</number:text>
      <number:day/>
      <number:text>/</number:text>
      <number:year/>
    </number:date-style>
    <number:date-style style:name="N110">
      <number:month/>
      <number:text>/</number:text>
      <number:day/>
      <number:text>/</number:text>
      <number:year number:style="long"/>
    </number:date-style>
    <style:style style:name="ch1" style:family="chart">
      <style:graphic-properties draw:stroke="solid" svg:stroke-width="0.106cm" svg:stroke-color="#5b9bd5"/>
    </style:style>
    <style:style style:name="ch2" style:family="chart">
      <style:chart-properties chart:stacked="true" chart:vertical="true" chart:include-hidden-cells="false" chart:treat-empty-cells="use-zero"/>
    </style:style>
    <style:style style:name="ch3" style:family="chart" style:data-style-name="N100">
      <style:chart-properties chart:display-label="true" chart:tick-marks-major-inner="false" chart:tick-marks-major-outer="false" chart:logarithmic="false" chart:reverse-direction="true" text:line-break="false" chart:label-arrangement="side-by-side" chart:link-data-style-to-source="true" chart:axis-position="0" chart:tick-mark-position="at-axis"/>
      <style:graphic-properties svg:stroke-width="0.026cm" svg:stroke-color="#d9d9d9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109">
      <style:chart-properties chart:display-label="true" chart:tick-marks-major-inner="false" chart:tick-marks-major-outer="false" chart:logarithmic="false" chart:minimum="43174" chart:maximum="43200" chart:interval-major="5" chart:gap-width="150" chart:overlap="100" chart:reverse-direction="false" text:line-break="false" chart:link-data-style-to-source="false" chart:axis-position="1" chart:tick-mark-position="at-axis"/>
      <style:graphic-properties svg:stroke-width="0.018cm" svg:stroke-color="#5b9bd5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d9d9d9"/>
    </style:style>
    <style:style style:name="ch6" style:family="chart" style:data-style-name="N110">
      <style:chart-properties loext:label-stroke-color="#ffffff" chart:link-data-style-to-source="true" chart:label-position="center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2">
      <style:chart-properties loext:label-stroke-color="#ffffff" chart:link-data-style-to-source="true" chart:label-position="center">
        <chart:label-separator>
          <text:p>; </text:p>
        </chart:label-separator>
      </style:chart-properties>
      <style:graphic-properties draw:stroke="none" draw:fill-color="#70ad47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ffc000"/>
    </style:style>
    <style:style style:name="ch9" style:family="chart">
      <style:chart-properties chart:solid-type="cuboid"/>
      <style:graphic-properties draw:fill-color="#f4b183"/>
    </style:style>
    <style:style style:name="ch10" style:family="chart">
      <style:chart-properties chart:solid-type="cuboid"/>
      <style:graphic-properties draw:fill-color="#8faadc"/>
    </style:style>
    <style:style style:name="ch11" style:family="chart">
      <style:chart-properties chart:solid-type="cuboid"/>
      <style:graphic-properties draw:fill-color="#da19e1"/>
    </style:style>
    <style:style style:name="ch12" style:family="chart" style:data-style-name="N2">
      <style:chart-properties loext:label-stroke-color="#ffffff" chart:link-data-style-to-source="true" chart:label-position="center">
        <chart:label-separator>
          <text:p>; </text:p>
        </chart:label-separator>
      </style:chart-properties>
      <style:graphic-properties draw:stroke="none" draw:fill-color="#f4b183"/>
      <style:text-properties fo:color="#000000" style:text-position="0% 100%" fo:font-family="Calibri" fo:font-size="10pt" style:font-size-asian="10pt" style:font-size-complex="10pt"/>
    </style:style>
    <style:style style:name="ch13" style:family="chart">
      <style:chart-properties chart:solid-type="cuboid"/>
      <style:graphic-properties draw:fill-color="#ffe699"/>
    </style:style>
    <style:style style:name="ch14" style:family="chart">
      <style:chart-properties chart:solid-type="cuboid"/>
      <style:graphic-properties draw:fill-color="#f8cbad"/>
    </style:style>
    <style:style style:name="ch15" style:family="chart">
      <style:chart-properties chart:solid-type="cuboid"/>
      <style:graphic-properties draw:fill-color="#bdd7ee"/>
    </style:style>
    <style:style style:name="ch16" style:family="chart">
      <style:chart-properties chart:solid-type="cuboid"/>
      <style:graphic-properties draw:fill-color="#ff9bfa"/>
    </style:style>
    <style:style style:name="ch17" style:family="chart">
      <style:chart-properties chart:solid-type="cuboid"/>
      <style:graphic-properties draw:fill-color="#a9d18e"/>
    </style:style>
    <style:style style:name="ch18" style:family="chart">
      <style:graphic-properties draw:fill="none" draw:fill-color="#d9d9d9"/>
    </style:style>
    <style:style style:name="ch19" style:family="chart">
      <style:graphic-properties draw:fill-color="#d9d9d9"/>
    </style:style>
  </office:automatic-styles>
  <office:body>
    <office:chart>
      <chart:chart svg:width="38.468cm" svg:height="21.56cm" xlink:href=".." xlink:type="simple" chart:class="chart:bar" chart:style-name="ch1">
        <chart:plot-area chart:style-name="ch2" table:cell-range-address="'Gantt Chart - Manual Duration'.B5:'Gantt Chart - Manual Duration'.C22 'Gantt Chart - Manual Duration'.F5:'Gantt Chart - Manual Duration'.G22" chart:data-source-has-labels="both" svg:x="1.282cm" svg:y="0.551cm" svg:width="36.193cm" svg:height="20.576cm">
          <chartooo:coordinate-region svg:x="10.723cm" svg:y="1.103cm" svg:width="26.752cm" svg:height="20.024cm"/>
          <chart:axis chart:dimension="x" chart:name="primary-x" chart:style-name="ch3" chartooo:axis-type="auto">
            <chartooo:date-scale/>
            <chart:categories table:cell-range-address="'Gantt Chart - Manual Duration'.B5:'Gantt Chart - Manual Duration'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antt Chart - Manual Duration'.C5:'Gantt Chart - Manual Duration'.C22" loext:label-string="&quot;Start Date&quot;" chart:class="chart:bar">
            <chart:data-point chart:repeated="18"/>
          </chart:series>
          <chart:series chart:style-name="ch7" chart:values-cell-range-address="'Gantt Chart - Manual Duration'.F5:'Gantt Chart - Manual Duration'.F22" loext:label-string="&quot;Days Complete&quot;" chart:class="chart:bar">
            <chart:data-point chart:style-name="ch8"/>
            <chart:data-point chart:style-name="ch9" chart:repeated="2"/>
            <chart:data-point chart:style-name="ch10" chart:repeated="3"/>
            <chart:data-point chart:style-name="ch9"/>
            <chart:data-point chart:style-name="ch10"/>
            <chart:data-point chart:style-name="ch11"/>
            <chart:data-point chart:repeated="2"/>
            <chart:data-point chart:style-name="ch8"/>
            <chart:data-point chart:repeated="2"/>
            <chart:data-point chart:style-name="ch11" chart:repeated="3"/>
            <chart:data-point chart:style-name="ch8"/>
          </chart:series>
          <chart:series chart:style-name="ch12" chart:values-cell-range-address="'Gantt Chart - Manual Duration'.G5:'Gantt Chart - Manual Duration'.G22" loext:label-string="&quot;Days Remain&quot;" chart:class="chart:bar">
            <chart:data-point chart:style-name="ch13"/>
            <chart:data-point chart:style-name="ch14" chart:repeated="2"/>
            <chart:data-point chart:style-name="ch15" chart:repeated="3"/>
            <chart:data-point chart:style-name="ch14"/>
            <chart:data-point chart:style-name="ch15"/>
            <chart:data-point chart:style-name="ch16"/>
            <chart:data-point chart:style-name="ch17" chart:repeated="2"/>
            <chart:data-point chart:style-name="ch13"/>
            <chart:data-point chart:style-name="ch17" chart:repeated="2"/>
            <chart:data-point chart:style-name="ch16" chart:repeated="3"/>
            <chart:data-point chart:style-name="ch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</table:table-cell>
              <table:table-cell office:value-type="string">
                <text:p>Days Complete</text:p>
              </table:table-cell>
              <table:table-cell office:value-type="string">
                <text:p>Days Remain</text:p>
              </table:table-cell>
            </table:table-row>
          </table:table-header-rows>
          <table:table-rows>
            <table:table-row>
              <table:table-cell office:value-type="string">
                <text:p>Task One - (privatize game module)</text:p>
                <draw:g>
                  <svg:desc>'Gantt Chart - Manual Duration'.B5:'Gantt Chart - Manual Duration'.B22</svg:desc>
                </draw:g>
              </table:table-cell>
              <table:table-cell office:value-type="float" office:value="43174">
                <text:p>43174</text:p>
                <draw:g>
                  <svg:desc>'Gantt Chart - Manual Duration'.C5:'Gantt Chart - Manual Duration'.C22</svg:desc>
                </draw:g>
              </table:table-cell>
              <table:table-cell office:value-type="float" office:value="3">
                <text:p>3</text:p>
                <draw:g>
                  <svg:desc>'Gantt Chart - Manual Duration'.F5:'Gantt Chart - Manual Duration'.F22</svg:desc>
                </draw:g>
              </table:table-cell>
              <table:table-cell office:value-type="float" office:value="0">
                <text:p>0</text:p>
                <draw:g>
                  <svg:desc>'Gantt Chart - Manual Duration'.G5:'Gantt Chart - Manual Duration'.G22</svg:desc>
                </draw:g>
              </table:table-cell>
            </table:table-row>
            <table:table-row>
              <table:table-cell office:value-type="string">
                <text:p>Task Two - (create inventory)</text:p>
              </table:table-cell>
              <table:table-cell office:value-type="float" office:value="43174">
                <text:p>431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Three - (modify player to use inventory)</text:p>
              </table:table-cell>
              <table:table-cell office:value-type="float" office:value="43179">
                <text:p>431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Four - (create link module)</text:p>
              </table:table-cell>
              <table:table-cell office:value-type="float" office:value="43174">
                <text:p>4317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Five - (modify space to use links)</text:p>
              </table:table-cell>
              <table:table-cell office:value-type="float" office:value="43178">
                <text:p>4317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Six - (game_reader loads links)</text:p>
              </table:table-cell>
              <table:table-cell office:value-type="float" office:value="43183">
                <text:p>4318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Seven - (new game visualization to see links)</text:p>
              </table:table-cell>
              <table:table-cell office:value-type="float" office:value="43187">
                <text:p>4318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Eight - (modify data files to have links too)</text:p>
              </table:table-cell>
              <table:table-cell office:value-type="float" office:value="43187">
                <text:p>4318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Nine - (change displacement to “move north”)</text:p>
              </table:table-cell>
              <table:table-cell office:value-type="float" office:value="43174">
                <text:p>4317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Ten - (check command objects)</text:p>
              </table:table-cell>
              <table:table-cell office:value-type="float" office:value="43174">
                <text:p>431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Eleven - (check space command)</text:p>
              </table:table-cell>
              <table:table-cell office:value-type="float" office:value="43179">
                <text:p>4317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Twelve - (modify to use the new modules)</text:p>
              </table:table-cell>
              <table:table-cell office:value-type="float" office:value="43183">
                <text:p>431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Thirteen - (modify grasp and drops to use names)</text:p>
              </table:table-cell>
              <table:table-cell office:value-type="float" office:value="43183">
                <text:p>4318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Fourteen - (files with commands)</text:p>
              </table:table-cell>
              <table:table-cell office:value-type="float" office:value="43174">
                <text:p>4317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Fifteen - (management, meetings and gants)</text:p>
              </table:table-cell>
              <table:table-cell office:value-type="float" office:value="43174">
                <text:p>4317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Sixteen - (document using doxygen)</text:p>
              </table:table-cell>
              <table:table-cell office:value-type="float" office:value="43174">
                <text:p>4317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 Seventeen - (modify Makefile)</text:p>
              </table:table-cell>
              <table:table-cell office:value-type="float" office:value="43192">
                <text:p>431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ject total (&amp; Debug)</text:p>
              </table:table-cell>
              <table:table-cell office:value-type="float" office:value="43174">
                <text:p>43174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